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gBlueTerm437 Nerd Font Mono" svg:font-family="'BigBlueTerm437 Nerd Font Mono'" style:font-pitch="fixed"/>
    <style:font-face style:name="BigBlueTermPlus Nerd Font Mono" svg:font-family="'BigBlueTermPlus Nerd Font Mono'" style:font-pitch="fixed"/>
    <style:font-face style:name="BigBlueTermPlus Nerd Font Propo" svg:font-family="'BigBlueTermPlus Nerd Font Propo'" style:font-pitch="variable"/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JetBrainsMono NF" svg:font-family="'JetBrainsMono NF'" style:font-adornments="Bold" style:font-pitch="fixed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rtianMono NF" svg:font-family="'MartianMono NF'" style:font-adornments="Bold" style:font-pitch="fixed"/>
    <style:font-face style:name="MartianMono NFP Med" svg:font-family="'MartianMono NFP Me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3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JetBrainsMono NF ExtraBold" fo:font-size="14pt" style:font-size-asian="14pt" style:font-size-complex="14pt"/>
    </style:style>
    <style:style style:name="P5" style:family="paragraph">
      <loext:graphic-properties draw:fill-color="#fc78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6" style:family="paragraph">
      <style:paragraph-properties fo:text-align="center"/>
      <style:text-properties fo:color="#ffffff" loext:opacity="100%" style:font-name="JetBrainsMono NF ExtraBold" fo:font-size="14pt" style:font-size-asian="14pt" style:font-size-complex="14pt"/>
    </style:style>
    <style:style style:name="P7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8" style:family="paragraph">
      <style:paragraph-properties fo:text-align="center"/>
      <style:text-properties fo:color="#111111" loext:opacity="100%" style:font-name="JetBrainsMono NF ExtraBold" fo:font-size="9pt" style:font-size-asian="9pt" style:font-size-complex="9pt"/>
    </style:style>
    <style:style style:name="P9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JetBrainsMono NF ExtraBold" fo:font-size="14pt" style:font-size-asian="9pt" style:font-size-complex="9pt"/>
    </style:style>
    <style:style style:name="P1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12" style:family="paragraph">
      <style:paragraph-properties fo:text-align="center"/>
      <style:text-properties fo:color="#111111" loext:opacity="100%" style:font-name="JetBrainsMono NF ExtraBold" fo:font-size="7pt" style:font-size-asian="14pt" style:font-size-complex="14pt"/>
    </style:style>
    <style:style style:name="P13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7pt" style:font-size-asian="7pt" style:font-size-complex="7pt"/>
    </style:style>
    <style:style style:name="P15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16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7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18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14pt" style:font-size-asian="14pt" style:font-size-complex="14pt"/>
    </style:style>
    <style:style style:name="P20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1" style:family="paragraph">
      <loext:graphic-properties draw:fill-color="#27a565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2" style:family="paragraph">
      <style:paragraph-properties fo:text-align="center"/>
      <style:text-properties fo:color="#ffffff" loext:opacity="100%" style:font-name="JetBrainsMono NF ExtraBold" fo:font-size="10pt" style:font-size-asian="14pt" style:font-size-complex="14pt"/>
    </style:style>
    <style:style style:name="P23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0pt" style:font-size-asian="14pt" style:font-size-complex="14pt"/>
    </style:style>
    <style:style style:name="P24" style:family="paragraph">
      <style:paragraph-properties fo:text-align="center"/>
      <style:text-properties fo:color="#111111" loext:opacity="100%" style:font-name="JetBrainsMono NF ExtraBold" fo:font-size="8pt" style:font-size-asian="8pt" style:font-size-complex="8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8pt" style:font-size-asian="8pt" style:font-size-complex="8pt"/>
    </style:style>
    <style:style style:name="P2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8pt" style:font-size-asian="8pt" style:font-size-complex="8pt"/>
    </style:style>
    <style:style style:name="P28" style:family="paragraph">
      <style:paragraph-properties fo:text-align="center"/>
      <style:text-properties fo:color="#111111" loext:opacity="100%" style:font-name="JetBrainsMono NF ExtraBold" fo:font-size="8pt" style:font-size-asian="14pt" style:font-size-complex="14pt"/>
    </style:style>
    <style:style style:name="P29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14pt" style:font-size-complex="14pt"/>
    </style:style>
    <style:style style:name="P3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7pt" style:font-size-complex="7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3" style:family="paragraph">
      <style:paragraph-properties fo:text-align="center"/>
      <style:text-properties fo:color="#111111" loext:opacity="100%" style:font-name="JetBrainsMono NF ExtraBold" fo:font-size="10pt" style:font-size-asian="14pt" style:font-size-complex="14pt"/>
    </style:style>
    <style:style style:name="P3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4pt" style:font-size-complex="14pt"/>
    </style:style>
    <style:style style:name="P35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T1" style:family="text">
      <style:text-properties fo:color="#111111" loext:opacity="100%" fo:font-size="14pt" style:font-size-asian="14pt" style:font-size-complex="14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color="#ffffff" loext:opacity="100%" fo:font-size="6pt" style:font-size-asian="6pt" style:font-size-complex="6pt"/>
    </style:style>
    <style:style style:name="T4" style:family="text">
      <style:text-properties fo:color="#111111" loext:opacity="100%" fo:font-size="9pt" style:font-size-asian="9pt" style:font-size-complex="9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11111" loext:opacity="100%" fo:font-size="14pt" style:font-size-asian="9pt" style:font-size-complex="9pt"/>
    </style:style>
    <style:style style:name="T8" style:family="text">
      <style:text-properties fo:color="#111111" loext:opacity="100%" fo:font-size="7pt" style:font-size-asian="14pt" style:font-size-complex="14pt"/>
    </style:style>
    <style:style style:name="T9" style:family="text">
      <style:text-properties fo:color="#111111" loext:opacity="100%" fo:font-size="7pt" style:font-size-asian="7pt" style:font-size-complex="7pt"/>
    </style:style>
    <style:style style:name="T10" style:family="text">
      <style:text-properties fo:color="#111111" loext:opacity="100%" fo:font-size="10pt" style:font-size-asian="12pt" style:font-size-complex="12pt"/>
    </style:style>
    <style:style style:name="T11" style:family="text">
      <style:text-properties fo:font-size="10pt" style:font-size-asian="14pt" style:font-size-complex="14pt"/>
    </style:style>
    <style:style style:name="T12" style:family="text">
      <style:text-properties fo:color="#111111" loext:opacity="100%" fo:font-size="8pt" style:font-size-asian="8pt" style:font-size-complex="8pt"/>
    </style:style>
    <style:style style:name="T13" style:family="text">
      <style:text-properties fo:color="#111111" loext:opacity="100%" fo:font-size="8pt" style:font-size-asian="14pt" style:font-size-complex="14pt"/>
    </style:style>
    <style:style style:name="T14" style:family="text">
      <style:text-properties fo:color="#111111" loext:opacity="100%" fo:font-size="14pt" fo:letter-spacing="-0.03cm" style:font-size-asian="6pt" style:font-size-complex="6pt"/>
    </style:style>
    <style:style style:name="T15" style:family="text">
      <style:text-properties fo:color="#111111" loext:opacity="100%" fo:font-size="10pt" style:font-size-asian="14pt" style:font-size-complex="14pt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11111" loext:opacity="100%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3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5.025cm" svg:y="2.775cm">
          <text:p text:style-name="P4"><text:span text:style-name="T2">N</text:span></text:p>
          <text:p text:style-name="P4"><text:span text:style-name="T3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3.75cm" svg:y="2.4cm">
          <text:p text:style-name="P4"><text:span text:style-name="T2">E</text:span></text:p>
          <text:p text:style-name="P4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7" draw:layer="layout" svg:width="1.2cm" svg:height="1.2cm" svg:x="2.475cm" svg:y="2.7cm">
          <text:p text:style-name="P6"><text:span text:style-name="T2">S</text:span></text:p>
          <text:p text:style-name="P6"><text:span text:style-name="T3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1.2cm" svg:height="1.2cm" svg:x="1.2cm" svg:y="3.525cm">
          <text:p text:style-name="P4"><text:span text:style-name="T2">A</text:span></text:p>
          <text:p text:style-name="P4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16.8cm" svg:y="3.525cm">
          <text:p text:style-name="P4"><text:span text:style-name="T2">U</text:span></text:p>
          <text:p text:style-name="P4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15.525cm" svg:y="2.7cm">
          <text:p text:style-name="P4"><text:span text:style-name="T2">I</text:span></text:p>
          <text:p text:style-name="P4"><text:span text:style-name="T3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5.525cm" svg:y="3.975cm">
          <text:p text:style-name="P8"><text:span text:style-name="T4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14.25cm" svg:y="2.4cm">
          <text:p text:style-name="P4"><text:span text:style-name="T2">T</text:span></text:p>
          <text:p text:style-name="P4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12.975cm" svg:y="2.775cm">
          <text:p text:style-name="P4"><text:span text:style-name="T5">R</text:span></text:p>
          <text:p text:style-name="P4"><text:span text:style-name="T6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7cm" svg:y="3.225cm">
          <text:p text:style-name="P10"><text:span text:style-name="T7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5.325cm" svg:y="5.625cm">
          <text:p text:style-name="P12"><text:span text:style-name="T8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6cm" svg:y="5.55cm">
          <text:p text:style-name="P12"><text:span text:style-name="T8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5" draw:layer="layout" svg:width="1.2cm" svg:height="1.2cm" svg:x="7.875cm" svg:y="5.475cm">
          <text:p text:style-name="P14"><text:span text:style-name="T9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0.125cm" svg:y="5.475cm">
          <text:p text:style-name="P12"><text:span text:style-name="T8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4cm" svg:y="5.55cm">
          <text:p text:style-name="P12"><text:span text:style-name="T8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675cm" svg:y="5.625cm">
          <text:p text:style-name="P12"><text:span text:style-name="T8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8" draw:layer="layout" svg:width="3.3cm" svg:height="0.6cm" svg:x="0.6cm" svg:y="0cm">
          <text:p text:style-name="P17"><text:span text:style-name="T10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9.05cm">
          <text:p text:style-name="P19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8.675cm">
          <text:p text:style-name="P19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8.975cm">
          <text:p text:style-name="P19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3" draw:layer="layout" svg:width="3.3cm" svg:height="0.6cm" svg:x="0.6cm" svg:y="15cm">
          <text:p text:style-name="P22"><text:span text:style-name="T11">Nume</text:span><text:span text:style-name="T11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0.275cm">
          <text:p text:style-name="P19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8.925cm">
          <text:p text:style-name="P19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6.8cm" svg:y="9.75cm">
          <text:p text:style-name="P24"><text:span text:style-name="T12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0" draw:layer="layout" svg:width="1.2cm" svg:height="1.2cm" svg:x="16.8cm" svg:y="11.025cm">
          <text:p text:style-name="P2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0" draw:layer="layout" svg:width="1.2cm" svg:height="1.2cm" svg:x="15.525cm" svg:y="8.925cm">
          <text:p text:style-name="P25"><text:span text:style-name="T13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0" draw:layer="layout" svg:width="1.2cm" svg:height="1.2cm" svg:x="15.525cm" svg:y="10.2cm">
          <text:p text:style-name="P2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7" draw:layer="layout" svg:width="1.2cm" svg:height="1.2cm" svg:x="15.525cm" svg:y="11.475cm">
          <text:p text:style-name="P26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2cm" svg:height="1.2cm" svg:x="14.25cm" svg:y="8.625cm">
          <text:p text:style-name="P25"><text:span text:style-name="T13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0" draw:layer="layout" svg:width="1.2cm" svg:height="1.2cm" svg:x="14.25cm" svg:y="9.9cm">
          <text:p text:style-name="P2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2cm" svg:height="1.2cm" svg:x="14.25cm" svg:y="11.175cm">
          <text:p text:style-name="P25"><text:span text:style-name="T1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9cm">
          <text:p text:style-name="P24"><text:span text:style-name="T12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0" draw:layer="layout" svg:width="1.2cm" svg:height="1.2cm" svg:x="12.975cm" svg:y="10.275cm">
          <text:p text:style-name="P25"><text:span text:style-name="T14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2.975cm" svg:y="11.55cm">
          <text:p text:style-name="P28"><text:span text:style-name="T13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1.7cm" svg:y="10.725cm">
          <text:p text:style-name="P24"><text:span text:style-name="T12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6.8cm" svg:y="12.3cm">
          <text:p text:style-name="P28"><text:span text:style-name="T1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3" draw:layer="layout" svg:width="3.3cm" svg:height="0.6cm" svg:x="0.6cm" svg:y="7.5cm">
          <text:p text:style-name="P22"><text:span text:style-name="T11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2" draw:layer="layout" svg:width="1.2cm" svg:height="1.2cm" svg:x="5.025cm" svg:y="31.5cm">
          <text:p text:style-name="P31"><text:span text:style-name="T15">Wh</text:span></text:p>
          <text:p text:style-name="P31"><text:span text:style-name="T1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0" draw:layer="layout" svg:width="1.2cm" svg:height="1.2cm" svg:x="5.025cm" svg:y="32.775cm">
          <text:p text:style-name="P2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5.025cm" svg:y="34.05cm">
          <text:p text:style-name="P28"><text:span text:style-name="T1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2" draw:layer="layout" svg:width="1.2cm" svg:height="1.2cm" svg:x="3.75cm" svg:y="31.125cm">
          <text:p text:style-name="P31"><text:span text:style-name="T15">Wh</text:span></text:p>
          <text:p text:style-name="P31"><text:span text:style-name="T1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0" draw:layer="layout" svg:width="1.2cm" svg:height="1.2cm" svg:x="3.75cm" svg:y="32.4cm">
          <text:p text:style-name="P2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3.75cm" svg:y="33.675cm">
          <text:p text:style-name="P28"><text:span text:style-name="T1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0" draw:layer="layout" svg:width="1.2cm" svg:height="1.2cm" svg:x="2.475cm" svg:y="31.425cm">
          <text:p text:style-name="P25"><text:span text:style-name="T16">Wh</text:span></text:p>
          <text:p text:style-name="P25"><text:span text:style-name="T1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0" draw:layer="layout" svg:width="1.2cm" svg:height="1.2cm" svg:x="2.475cm" svg:y="32.7cm">
          <text:p text:style-name="P2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2.475cm" svg:y="33.975cm">
          <text:p text:style-name="P28"><text:span text:style-name="T13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0" draw:layer="layout" svg:width="1.2cm" svg:height="1.2cm" svg:x="1.2cm" svg:y="32.25cm">
          <text:p text:style-name="P25"><text:span text:style-name="T17">Wh</text:span></text:p>
          <text:p text:style-name="P25"><text:span text:style-name="T17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0" draw:layer="layout" svg:width="1.2cm" svg:height="1.2cm" svg:x="1.2cm" svg:y="33.525cm">
          <text:p text:style-name="P25"><text:span text:style-name="T14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.2cm" svg:y="34.8cm">
          <text:p text:style-name="P28"><text:span text:style-name="T13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3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5.525cm" svg:y="32.7cm">
          <text:p text:style-name="P28"><text:span text:style-name="T13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4.25cm" svg:y="32.4cm">
          <text:p text:style-name="P28"><text:span text:style-name="T13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2.975cm" svg:y="32.775cm">
          <text:p text:style-name="P28"><text:span text:style-name="T13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0.125cm" svg:y="35.475cm">
          <text:p text:style-name="P24"><text:span text:style-name="T12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1.4cm" svg:y="35.55cm">
          <text:p text:style-name="P24"><text:span text:style-name="T12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675cm" svg:y="35.625cm">
          <text:p text:style-name="P24"><text:span text:style-name="T12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3" draw:layer="layout" svg:width="3.3cm" svg:height="0.6cm" svg:x="0.6cm" svg:y="30cm">
          <text:p text:style-name="P22"><text:span text:style-name="T11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24cm">
          <text:p text:style-name="P19"><text:span text:style-name="T13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25.275cm">
          <text:p text:style-name="P19"><text:span text:style-name="T13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26.55cm">
          <text:p text:style-name="P19"><text:span text:style-name="T13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23.625cm">
          <text:p text:style-name="P19"><text:span text:style-name="T13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24.9cm">
          <text:p text:style-name="P19"><text:span text:style-name="T13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26.175cm">
          <text:p text:style-name="P19"><text:span text:style-name="T13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23.925cm">
          <text:p text:style-name="P19"><text:span text:style-name="T13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25.2cm">
          <text:p text:style-name="P19"><text:span text:style-name="T13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26.475cm">
          <text:p text:style-name="P19"><text:span text:style-name="T13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.2cm" svg:y="26.025cm">
          <text:p text:style-name="P24"><text:span text:style-name="T12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6.8cm" svg:y="26.025cm">
          <text:p text:style-name="P28"><text:span text:style-name="T13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5.525cm" svg:y="23.925cm">
          <text:p text:style-name="P33"><text:span text:style-name="T1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5.525cm" svg:y="25.2cm">
          <text:p text:style-name="P33"><text:span text:style-name="T1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5.525cm" svg:y="26.475cm">
          <text:p text:style-name="P33"><text:span text:style-name="T1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4.25cm" svg:y="23.625cm">
          <text:p text:style-name="P33"><text:span text:style-name="T1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4.25cm" svg:y="24.9cm">
          <text:p text:style-name="P33"><text:span text:style-name="T1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4.25cm" svg:y="26.175cm">
          <text:p text:style-name="P33"><text:span text:style-name="T1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2.975cm" svg:y="24cm">
          <text:p text:style-name="P33"><text:span text:style-name="T1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2.975cm" svg:y="25.275cm">
          <text:p text:style-name="P33"><text:span text:style-name="T1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4" draw:layer="layout" svg:width="1.2cm" svg:height="1.2cm" svg:x="12.975cm" svg:y="26.55cm">
          <text:p text:style-name="P33"><text:span text:style-name="T1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3" draw:layer="layout" svg:width="3.3cm" svg:height="0.6cm" svg:x="0.6cm" svg:y="22.5cm">
          <text:p text:style-name="P22"><text:span text:style-name="T11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0" draw:layer="layout" svg:width="1.2cm" svg:height="1.2cm" svg:x="5.025cm" svg:y="40.275cm">
          <text:p text:style-name="P19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0" draw:layer="layout" svg:width="1.2cm" svg:height="1.2cm" svg:x="5.025cm" svg:y="41.55cm">
          <text:p text:style-name="P19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0" draw:layer="layout" svg:width="1.2cm" svg:height="1.2cm" svg:x="3.75cm" svg:y="39.9cm">
          <text:p text:style-name="P19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0" draw:layer="layout" svg:width="1.2cm" svg:height="1.2cm" svg:x="2.475cm" svg:y="40.2cm">
          <text:p text:style-name="P19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cm" svg:height="1.2cm" svg:x="15.525cm" svg:y="41.475cm">
          <text:p text:style-name="P6"><text:span text:style-name="T2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3" draw:layer="layout" svg:width="3.3cm" svg:height="0.6cm" svg:x="0.6cm" svg:y="37.5cm">
          <text:p text:style-name="P22"><text:span text:style-name="T11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gBlueTerm437 Nerd Font Mono" svg:font-family="'BigBlueTerm437 Nerd Font Mono'" style:font-pitch="fixed"/>
    <style:font-face style:name="BigBlueTermPlus Nerd Font Mono" svg:font-family="'BigBlueTermPlus Nerd Font Mono'" style:font-pitch="fixed"/>
    <style:font-face style:name="BigBlueTermPlus Nerd Font Propo" svg:font-family="'BigBlueTermPlus Nerd Font Propo'" style:font-pitch="variable"/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JetBrainsMono NF" svg:font-family="'JetBrainsMono NF'" style:font-adornments="Bold" style:font-pitch="fixed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rtianMono NF" svg:font-family="'MartianMono NF'" style:font-adornments="Bold" style:font-pitch="fixed"/>
    <style:font-face style:name="MartianMono NFP Med" svg:font-family="'MartianMono NFP Me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20T18:53:23.964579840</dc:date>
    <meta:editing-duration>P3DT14H29M27S</meta:editing-duration>
    <meta:editing-cycles>269</meta:editing-cycles>
    <meta:generator>LibreOffice/24.2.5.2$Linux_X86_64 LibreOffice_project/420$Build-2</meta:generator>
    <meta:print-date>2024-10-22T17:03:13.015328525</meta:print-date>
    <meta:document-statistic meta:object-count="210"/>
  </office:meta>
</office:document-meta>
</file>